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25-03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24-03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23-03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22-03-2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21-03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20-03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9-03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8-03-1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7-03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6-03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5-03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4-03-2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3-03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1-03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1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200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8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7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33109293901</text:p>
          </table:table-cell>
          <table:table-cell office:value-type="string" calcext:value-type="string">
            <text:p>(D-26-22)22cab- 1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